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656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Segoe UI Semibold" fo:font-size="20pt" style:font-size-asian="20pt" style:font-size-complex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 Semibold" fo:font-size="20pt" style:font-size-asian="20pt" style:font-size-complex="20pt"/>
    </style:style>
    <style:style style:name="T4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5" style:family="text">
      <style:text-properties style:font-name="Segoe UI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063cm" svg:x="1.778cm" svg:y="0.508cm">
          <draw:text-box>
            <text:p text:style-name="P1"><text:span text:style-name="T1">HYMN #469</text:span></text:p>
            <text:p text:style-name="P1"><text:span text:style-name="T2">“</text:span><text:span text:style-name="T2">Christ the Lord Is Risen Today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384cm" svg:height="7.011cm" svg:x="1.848cm" svg:y="0.548cm">
          <draw:text-box>
            <text:p text:style-name="P1"><text:span text:style-name="T4">1. </text:span><text:span text:style-name="T5">“Christ the Lord is ris’n today!”</text:span></text:p>
            <text:p text:style-name="P1"><text:span text:style-name="T5">Saints on earth and angels say;</text:span></text:p>
            <text:p text:style-name="P1"><text:span text:style-name="T5">Raise your joys and triumphs high;</text:span></text:p>
            <text:p text:style-name="P1"><text:span text:style-name="T5">Sing, ye heav’ns, and earth, rep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4" draw:layer="layout" svg:width="24.384cm" svg:height="7.011cm" svg:x="1.778cm" svg:y="0.508cm">
          <draw:text-box>
            <text:p text:style-name="P1"><text:span text:style-name="T4">2.</text:span><text:span text:style-name="T4"><text:tab/></text:span><text:span text:style-name="T5">Love’s redeeming work is done,</text:span></text:p>
            <text:p text:style-name="P1"><text:span text:style-name="T5">Fought the fight, the battle won;</text:span></text:p>
            <text:p text:style-name="P1"><text:span text:style-name="T5">Lo! Our Sun’s eclipse is o’er;</text:span></text:p>
            <text:p text:style-name="P1"><text:span text:style-name="T5">Lo! He sets in blood no 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4" draw:layer="layout" svg:width="24.384cm" svg:height="7.011cm" svg:x="1.8cm" svg:y="0.508cm">
          <draw:text-box>
            <text:p text:style-name="P1"><text:span text:style-name="T4">3. </text:span><text:span text:style-name="T5">Vain the stone, the watch, the seal;</text:span></text:p>
            <text:p text:style-name="P1"><text:span text:style-name="T5">Christ hath burst the gates of hell.</text:span></text:p>
            <text:p text:style-name="P1"><text:span text:style-name="T5">Death in vain forbids His rise;</text:span></text:p>
            <text:p text:style-name="P1"><text:span text:style-name="T5">Christ has opened paradis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4" draw:layer="layout" svg:width="24.13cm" svg:height="7.011cm" svg:x="1.778cm" svg:y="0.508cm">
          <draw:text-box>
            <text:p text:style-name="P1"><text:span text:style-name="T4">4. </text:span><text:span text:style-name="T5">Lives again our glorious King!</text:span></text:p>
            <text:p text:style-name="P1"><text:span text:style-name="T5">Where, O death, is now thy sting?</text:span></text:p>
            <text:p text:style-name="P1"><text:span text:style-name="T5">Once He died our souls to save;</text:span></text:p>
            <text:p text:style-name="P1"><text:span text:style-name="T5">Where thy victory, O grav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4" draw:layer="layout" svg:width="24.892cm" svg:height="7.011cm" svg:x="1.778cm" svg:y="0.508cm">
          <draw:text-box>
            <text:p text:style-name="P1"><text:span text:style-name="T4">5. </text:span><text:span text:style-name="T5">Soar we now where Christ has led;</text:span></text:p>
            <text:p text:style-name="P1"><text:span text:style-name="T5">Foll’wing our exalted Head.</text:span></text:p>
            <text:p text:style-name="P1"><text:span text:style-name="T5">Made like Him, like Him we rise;</text:span></text:p>
            <text:p text:style-name="P1"><text:span text:style-name="T5">Ours the cross, the grave, the ski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4" draw:text-style-name="P5" draw:layer="layout" svg:width="24.13cm" svg:height="9.906cm" svg:x="1.778cm" svg:y="0.508cm">
          <draw:text-box>
            <text:p text:style-name="P1"><text:span text:style-name="T4">6. </text:span><text:span text:style-name="T5">Hail the Lord of earth and heav’n!</text:span></text:p>
            <text:p text:style-name="P1"><text:span text:style-name="T5">Praise to Thee by both be giv’n!</text:span></text:p>
            <text:p text:style-name="P1"><text:span text:style-name="T5">Thee we greet triumphant now:</text:span></text:p>
            <text:p text:style-name="P1"><text:span text:style-name="T5">Hail, the resurrection, Thou!</text:span></text:p>
            <text:p><text:span text:style-name="T3"/></text:p>
            <text:p><text:span text:style-name="T3"/></text:p>
            <text:p><text:span text:style-name="T3"><text:s text:c="12"/></text:span><text:span text:style-name="T3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3T22:46:16.648000000</meta:creation-date>
    <dc:date>2019-04-24T12:11:34.283000000</dc:date>
    <meta:editing-duration>PT15M31S</meta:editing-duration>
    <meta:editing-cycles>8</meta:editing-cycles>
    <meta:generator>LibreOffice/6.1.5.2$Windows_X86_64 LibreOffice_project/90f8dcf33c87b3705e78202e3df5142b201bd805</meta:generator>
    <meta:document-statistic meta:object-count="126"/>
  </office:meta>
</office:document-meta>
</file>